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1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3" style:family="table-row">
      <style:table-row-properties style:row-height="27.45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37.36mm" fo:break-before="auto" style:use-optimal-row-height="false"/>
    </style:style>
    <style:style style:name="ro6" style:family="table-row">
      <style:table-row-properties style:row-height="18.87mm" fo:break-before="auto" style:use-optimal-row-height="false"/>
    </style:style>
    <style:style style:name="ro7" style:family="table-row">
      <style:table-row-properties style:row-height="5.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6pt solid #000000"/>
    </style:style>
    <style:style style:name="ce8" style:family="table-cell" style:parent-style-name="Default" style:data-style-name="N0">
      <style:table-cell-properties fo:background-color="#ffffe0" fo:border="0.06pt solid #000000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4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6" table:default-cell-style-name="ce1"/>
        <table:table-column table:style-name="co3" table:number-columns-repeated="1016" table:default-cell-style-name="ce1"/>
        <table:table-column table:style-name="co4" table:default-cell-style-name="ce1"/>
        <table:table-row table:style-name="ro1">
          <table:table-cell table:style-name="ce2"/>
          <table:table-cell table:style-name="ce3" office:value-type="string" calcext:value-type="string">
            <text:p>GPS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David Mañas Vidorreta</text:p>
          </table:table-cell>
          <table:table-cell table:style-name="ce3" office:value-type="string" calcext:value-type="string">
            <text:p>Ian Paul Ávila Matos</text:p>
          </table:table-cell>
          <table:table-cell table:style-name="ce3" office:value-type="string" calcext:value-type="string">
            <text:p>Javier González Galindo</text:p>
          </table:table-cell>
          <table:table-cell table:style-name="ce3" office:value-type="string" calcext:value-type="string">
            <text:p>María Lázaro Muñío</text:p>
          </table:table-cell>
          <table:table-cell table:style-name="ce3" office:value-type="string" calcext:value-type="string">
            <text:p>Iván Escuín González</text:p>
          </table:table-cell>
          <table:table-cell table:style-name="ce3" office:value-type="string" calcext:value-type="string">
            <text:p>Óscar Saboya Gómez</text:p>
          </table:table-cell>
          <table:table-cell table:style-name="ce5" table:number-columns-repeated="1017"/>
        </table:table-row>
        <table:table-row table:style-name="ro1">
          <table:table-cell table:style-name="ce3" office:value-type="string" calcext:value-type="string">
            <text:p>Hasta el día 31/10/2018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4"/>
          <table:table-cell table:style-name="ce8" office:value-type="float" office:value="1.75" calcext:value-type="float">
            <text:p>1,7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4"/>
          <table:table-cell table:style-name="ce9" office:value-type="string" calcext:value-type="string">
            <text:p>Plan de producto (45 min) <text:s text:c="4"/>Reunión 01/10/2018 (1 h)</text:p>
          </table:table-cell>
          <table:table-cell table:style-name="ce9" office:value-type="string" calcext:value-type="string">
            <text:p>Reunión 1 (1h)</text:p>
            <text:p>Reunión 2 (2h)</text:p>
            <text:p>Reunión 3 (2h)</text:p>
            <text:p>Plan de producto (1h)</text:p>
            <text:p>Lanzamiento de proyecto (2h)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Hasta el día 15/12/2018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5"/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Descripción trabajo</text:p>
          </table:table-cell>
          <table:table-cell table:style-name="ce9" table:number-columns-repeated="5"/>
          <table:table-cell table:style-name="ce19" office:value-type="string" calcext:value-type="string">
            <text:p>Config. Inicial frontend Vue (6h)</text:p>
            <text:p>Config. Inicial frontend AngularJS(8h)</text:p>
            <text:p>Desarrollo AngularJS (4h)</text:p>
            <text:p>Aprendizaje,reinicio y prototipo carta en Vue (8h)</text:p>
            <text:p>Interfaces de cocina Vue (8h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7" office:value-type="string" calcext:value-type="string">
            <text:p>Descripción trabajo</text:p>
          </table:table-cell>
          <table:table-cell table:style-name="ce9" table:number-columns-repeated="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7" office:value-type="string" calcext:value-type="string">
            <text:p>Descripción trabajo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ES</text:p>
          </table:table-cell>
          <table:table-cell table:style-name="ce6" table:formula="of:=SUM([.B4];[.B7];[.B10];[.B13])" office:value-type="float" office:value="0" calcext:value-type="float">
            <text:p>0</text:p>
          </table:table-cell>
          <table:table-cell table:style-name="ce6" table:formula="of:=SUM([.C4];[.C7];[.C10];[.C13])" office:value-type="float" office:value="0" calcext:value-type="float">
            <text:p>0</text:p>
          </table:table-cell>
          <table:table-cell table:style-name="ce6" table:formula="of:=SUM([.D4];[.D7];[.D10];[.D13])" office:value-type="float" office:value="0" calcext:value-type="float">
            <text:p>0</text:p>
          </table:table-cell>
          <table:table-cell table:style-name="ce6" table:formula="of:=SUM([.E4];[.E7];[.E10];[.E13])" office:value-type="float" office:value="0" calcext:value-type="float">
            <text:p>0</text:p>
          </table:table-cell>
          <table:table-cell table:style-name="ce6" table:formula="of:=SUM([.F4];[.F7];[.F10];[.F13])" office:value-type="float" office:value="1.75" calcext:value-type="float">
            <text:p>1,75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2pt" style:font-name-asian="Arial1" style:font-family-asian="Arial1" style:font-size-asian="12pt" style:font-name-complex="Arial1" style:font-family-complex="Arial1" style:font-size-complex="12pt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09:54:08.6484311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4-16T11:32:48Z</meta:creation-date>
    <dc:date>2018-11-23T09:58:54.039373403</dc:date>
    <meta:editing-cycles>40</meta:editing-cycles>
    <meta:editing-duration>PT2H45M55S</meta:editing-duration>
    <meta:document-statistic meta:table-count="1" meta:cell-count="37" meta:object-count="0"/>
    <meta:user-defined meta:name="Info 1"/>
    <meta:user-defined meta:name="Info 2"/>
    <meta:user-defined meta:name="Info 3"/>
    <meta:user-defined meta:name="Info 4"/>
  </office:meta>
</office:document-meta>
</file>